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gr1" style:family="graphic">
      <style:graphic-properties draw:stroke="solid" svg:stroke-width="0.101cm" svg:stroke-color="#00ccff" draw:marker-start-width="0.649cm" draw:marker-end-width="0.649cm" svg:stroke-linecap="square" draw:fill="none" draw:fill-color="#ffffff" fo:min-height="0.65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00ccff" draw:marker-start-width="0.653cm" draw:marker-end-width="0.653cm" draw:stroke-linejoin="bevel" svg:stroke-linecap="square" draw:fill="none" draw:fill-color="#ffffff" fo:min-height="0.65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00ccff" draw:marker-start-width="0.649cm" draw:marker-end-width="0.649cm" draw:stroke-linejoin="bevel" svg:stroke-linecap="square" draw:fill="none" draw:fill-color="#ffffff" fo:min-height="0.65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01cm" svg:stroke-color="#00ccff" draw:marker-start-width="0.649cm" draw:marker-end-width="0.649cm" svg:stroke-linecap="square" draw:fill="none" draw:fill-color="#ffffff" fo:min-height="0.65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2" svg:width="2.996cm" svg:height="0.75cm" svg:x="11.352cm" svg:y="0.39cm"><draw:text-box><text:p text:style-name="P1"><text:span text:style-name="T1">HTML</text:span></text:p></draw:text-box></draw:frame><draw:frame text:anchor-type="paragraph" draw:z-index="1" draw:style-name="gr2" draw:text-style-name="P2" svg:width="2.996cm" svg:height="0.75cm" svg:x="3.304cm" svg:y="3.184cm"><draw:text-box><text:p text:style-name="P1"><text:span text:style-name="T1">HEAD</text:span></text:p></draw:text-box></draw:frame><draw:frame text:anchor-type="paragraph" draw:z-index="2" draw:style-name="gr3" draw:text-style-name="P2" svg:width="2.996cm" svg:height="0.75cm" svg:x="18.533cm" svg:y="3.127cm"><draw:text-box><text:p text:style-name="P1"><text:span text:style-name="T1">BODY</text:span></text:p></draw:text-box></draw:frame><draw:frame text:anchor-type="paragraph" draw:z-index="3" draw:style-name="gr4" draw:text-style-name="P2" svg:width="2.996cm" svg:height="0.75cm" svg:x="5.101cm" svg:y="5.733cm"><draw:text-box><text:p text:style-name="P1"><text:span text:style-name="T1">TITLE</text:span></text:p></draw:text-box></draw:frame><draw:frame text:anchor-type="paragraph" draw:z-index="4" draw:style-name="gr4" draw:text-style-name="P2" svg:width="2.996cm" svg:height="0.75cm" svg:x="-0.199cm" svg:y="5.761cm"><draw:text-box><text:p text:style-name="P1"><text:span text:style-name="T1">META</text:span></text:p></draw:text-box></draw:frame><draw:frame text:anchor-type="paragraph" draw:z-index="5" draw:style-name="gr4" draw:text-style-name="P2" svg:width="2.996cm" svg:height="0.75cm" svg:x="10.037cm" svg:y="5.851cm"><draw:text-box><text:p text:style-name="P1"><text:span text:style-name="T1">HEADER</text:span></text:p></draw:text-box></draw:frame><draw:frame text:anchor-type="paragraph" draw:z-index="6" draw:style-name="gr4" draw:text-style-name="P2" svg:width="2.996cm" svg:height="0.75cm" svg:x="9.918cm" svg:y="8.192cm"><draw:text-box><text:p text:style-name="P1"><text:span text:style-name="T1">IMG</text:span></text:p></draw:text-box></draw:frame><draw:frame text:anchor-type="paragraph" draw:z-index="7" draw:style-name="gr4" draw:text-style-name="P2" svg:width="2.128cm" svg:height="0.75cm" svg:x="14.942cm" svg:y="5.877cm"><draw:text-box><text:p text:style-name="P1"><text:span text:style-name="T1">NAV</text:span></text:p></draw:text-box></draw:frame><draw:frame text:anchor-type="paragraph" draw:z-index="8" draw:style-name="gr4" draw:text-style-name="P2" svg:width="1.955cm" svg:height="0.75cm" svg:x="15.028cm" svg:y="8.193cm"><draw:text-box><text:p text:style-name="P1"><text:span text:style-name="T1">UL</text:span></text:p></draw:text-box></draw:frame><draw:frame text:anchor-type="paragraph" draw:z-index="9" draw:style-name="gr4" draw:text-style-name="P2" svg:width="1.135cm" svg:height="0.75cm" svg:x="17.276cm" svg:y="10.823cm"><draw:text-box><text:p text:style-name="P1"><text:span text:style-name="T1">LI</text:span></text:p></draw:text-box></draw:frame><draw:frame text:anchor-type="paragraph" draw:z-index="10" draw:style-name="gr4" draw:text-style-name="P2" svg:width="1.223cm" svg:height="0.75cm" svg:x="13.596cm" svg:y="10.795cm"><draw:text-box><text:p text:style-name="P1"><text:span text:style-name="T1">LI</text:span></text:p></draw:text-box></draw:frame><draw:frame text:anchor-type="paragraph" draw:z-index="11" draw:style-name="gr4" draw:text-style-name="P2" svg:width="1.024cm" svg:height="0.75cm" svg:x="15.519cm" svg:y="10.791cm"><draw:text-box><text:p text:style-name="P1"><text:span text:style-name="T1">LI</text:span></text:p></draw:text-box></draw:frame><draw:frame text:anchor-type="paragraph" draw:z-index="12" draw:style-name="gr4" draw:text-style-name="P2" svg:width="2.996cm" svg:height="0.75cm" svg:x="19.203cm" svg:y="5.823cm"><draw:text-box><text:p text:style-name="P1"><text:span text:style-name="T1">ARTICLE</text:span></text:p></draw:text-box></draw:frame><draw:frame text:anchor-type="paragraph" draw:z-index="13" draw:style-name="gr4" draw:text-style-name="P2" svg:width="1.952cm" svg:height="0.75cm" svg:x="18.475cm" svg:y="8.225cm"><draw:text-box><text:p text:style-name="P1"><text:span text:style-name="T1">H1</text:span></text:p></draw:text-box></draw:frame><draw:frame text:anchor-type="paragraph" draw:z-index="14" draw:style-name="gr4" draw:text-style-name="P2" svg:width="1.458cm" svg:height="0.75cm" svg:x="21.597cm" svg:y="8.2cm"><draw:text-box><text:p text:style-name="P1"><text:span text:style-name="T1">P</text:span></text:p></draw:text-box></draw:frame><draw:frame text:anchor-type="paragraph" draw:z-index="15" draw:style-name="gr4" draw:text-style-name="P2" svg:width="2.996cm" svg:height="0.75cm" svg:x="23.615cm" svg:y="5.824cm"><draw:text-box><text:p text:style-name="P1"><text:span text:style-name="T1">FOOTER</text:span></text:p></draw:text-box></draw:frame><draw:line text:anchor-type="paragraph" draw:z-index="16" draw:style-name="gr5" draw:text-style-name="P1" svg:x1="12.894cm" svg:y1="1.139cm" svg:x2="12.894cm" svg:y2="2.346cm"><text:p/></draw:line><draw:line text:anchor-type="paragraph" draw:z-index="17" draw:style-name="gr5" draw:text-style-name="P1" svg:x1="1.157cm" svg:y1="4.972cm" svg:x2="6.879cm" svg:y2="4.972cm"><text:p/></draw:line><draw:line text:anchor-type="paragraph" draw:z-index="18" draw:style-name="gr5" draw:text-style-name="P1" svg:x1="4.835cm" svg:y1="3.184cm" svg:x2="4.835cm" svg:y2="2.346cm"><text:p/></draw:line><draw:line text:anchor-type="paragraph" draw:z-index="19" draw:style-name="gr5" draw:text-style-name="P1" svg:x1="20.075cm" svg:y1="3.127cm" svg:x2="20.075cm" svg:y2="2.346cm"><text:p/></draw:line><draw:line text:anchor-type="paragraph" draw:z-index="20" draw:style-name="gr5" draw:text-style-name="P1" svg:x1="4.835cm" svg:y1="3.933cm" svg:x2="4.835cm" svg:y2="4.944cm"><text:p/></draw:line><draw:line text:anchor-type="paragraph" draw:z-index="21" draw:style-name="gr5" draw:text-style-name="P1" svg:x1="4.835cm" svg:y1="2.346cm" svg:x2="20.075cm" svg:y2="2.346cm"><text:p/></draw:line><draw:line text:anchor-type="paragraph" draw:z-index="22" draw:style-name="gr5" draw:text-style-name="P1" svg:x1="6.909cm" svg:y1="4.972cm" svg:x2="6.909cm" svg:y2="5.732cm"><text:p/></draw:line><draw:line text:anchor-type="paragraph" draw:z-index="23" draw:style-name="gr5" draw:text-style-name="P1" svg:x1="4.835cm" svg:y1="3.933cm" svg:x2="4.835cm" svg:y2="4.944cm"><text:p/></draw:line><draw:line text:anchor-type="paragraph" draw:z-index="24" draw:style-name="gr5" draw:text-style-name="P1" svg:x1="1.155cm" svg:y1="4.972cm" svg:x2="1.155cm" svg:y2="5.76cm"><text:p/></draw:line><draw:line text:anchor-type="paragraph" draw:z-index="25" draw:style-name="gr5" draw:text-style-name="P1" svg:x1="20.105cm" svg:y1="3.877cm" svg:x2="20.105cm" svg:y2="4.74cm"><text:p/></draw:line><draw:line text:anchor-type="paragraph" draw:z-index="26" draw:style-name="gr5" draw:text-style-name="P1" svg:x1="11.464cm" svg:y1="4.711cm" svg:x2="25.273cm" svg:y2="4.711cm"><text:p/></draw:line><draw:line text:anchor-type="paragraph" draw:z-index="27" draw:style-name="gr5" draw:text-style-name="P1" svg:x1="11.464cm" svg:y1="4.711cm" svg:x2="11.464cm" svg:y2="5.85cm"><text:p/></draw:line><draw:line text:anchor-type="paragraph" draw:z-index="28" draw:style-name="gr5" draw:text-style-name="P1" svg:x1="16.018cm" svg:y1="4.738cm" svg:x2="16.018cm" svg:y2="5.877cm"><text:p/></draw:line><draw:line text:anchor-type="paragraph" draw:z-index="29" draw:style-name="gr5" draw:text-style-name="P1" svg:x1="20.66cm" svg:y1="4.711cm" svg:x2="20.66cm" svg:y2="5.85cm"><text:p/></draw:line><draw:line text:anchor-type="paragraph" draw:z-index="30" draw:style-name="gr5" draw:text-style-name="P1" svg:x1="25.273cm" svg:y1="4.711cm" svg:x2="25.273cm" svg:y2="5.85cm"><text:p/></draw:line><draw:line text:anchor-type="paragraph" draw:z-index="31" draw:style-name="gr5" draw:text-style-name="P1" svg:x1="11.492cm" svg:y1="6.502cm" svg:x2="11.492cm" svg:y2="8.192cm"><text:p/></draw:line><draw:line text:anchor-type="paragraph" draw:z-index="32" draw:style-name="gr5" draw:text-style-name="P1" svg:x1="16.016cm" svg:y1="6.627cm" svg:x2="16.016cm" svg:y2="8.193cm"><text:p/></draw:line><draw:line text:anchor-type="paragraph" draw:z-index="33" draw:style-name="gr5" draw:text-style-name="P1" svg:x1="20.657cm" svg:y1="6.572cm" svg:x2="20.657cm" svg:y2="7.308cm"><text:p/></draw:line><draw:line text:anchor-type="paragraph" draw:z-index="34" draw:style-name="gr5" draw:text-style-name="P1" svg:x1="16.046cm" svg:y1="8.943cm" svg:x2="16.046cm" svg:y2="9.731cm"><text:p/></draw:line><draw:line text:anchor-type="paragraph" draw:z-index="35" draw:style-name="gr5" draw:text-style-name="P1" svg:x1="19.433cm" svg:y1="7.308cm" svg:x2="19.433cm" svg:y2="8.225cm"><text:p/></draw:line><draw:line text:anchor-type="paragraph" draw:z-index="36" draw:style-name="gr5" draw:text-style-name="P1" svg:x1="14.12cm" svg:y1="9.761cm" svg:x2="17.798cm" svg:y2="9.761cm"><text:p/></draw:line><draw:line text:anchor-type="paragraph" draw:z-index="37" draw:style-name="gr5" draw:text-style-name="P1" svg:x1="14.12cm" svg:y1="9.761cm" svg:x2="14.12cm" svg:y2="10.795cm"><text:p/></draw:line><draw:line text:anchor-type="paragraph" draw:z-index="38" draw:style-name="gr5" draw:text-style-name="P1" svg:x1="16.046cm" svg:y1="9.761cm" svg:x2="16.046cm" svg:y2="10.795cm"><text:p/></draw:line><draw:line text:anchor-type="paragraph" draw:z-index="39" draw:style-name="gr5" draw:text-style-name="P1" svg:x1="17.798cm" svg:y1="9.761cm" svg:x2="17.798cm" svg:y2="10.795cm"><text:p/></draw:line><draw:line text:anchor-type="paragraph" draw:z-index="40" draw:style-name="gr5" draw:text-style-name="P1" svg:x1="22.289cm" svg:y1="7.283cm" svg:x2="22.289cm" svg:y2="8.2cm"><text:p/></draw:line><draw:line text:anchor-type="paragraph" draw:z-index="41" draw:style-name="gr5" draw:text-style-name="P1" svg:x1="19.433cm" svg:y1="7.308cm" svg:x2="22.289cm" svg:y2="7.308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2:09:42.917669696</meta:creation-date>
    <dc:date>2016-03-10T12:39:01.453244746</dc:date>
    <meta:editing-duration>PT12M57S</meta:editing-duration>
    <meta:editing-cycles>5</meta:editing-cycles>
    <meta:generator>LibreOffice/5.0.5.2$Linux_X86_64 LibreOffice_project/0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